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4">
            <text:p>0.4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 office:value-type="float" office:value="1440">
            <text:p>1440</text:p>
          </table:table-cell>
        </table:table-row>
        <table:table-row>
          <table:table-cell office:value-type="float" office:value="0.31">
            <text:p>0.31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8">
            <text:p>0.08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9">
            <text:p>0.09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9">
            <text:p>0.09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90">
            <text:p>9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69">
            <text:p>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5">
            <text:p>0.35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